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16" style:family="table-cell" style:parent-style-name="Default">
      <style:table-cell-properties fo:border-bottom="2.2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17" style:family="table-cell" style:parent-style-name="Default">
      <style:table-cell-properties fo:border-bottom="0.74pt solid #000000" fo:border-left="2.24pt solid #000000" fo:border-right="0.74pt solid #000000" style:rotation-align="none" fo:border-top="2.24pt solid #000000" style:vertical-align="bottom"/>
      <style:text-properties fo:color="#000000" style:font-name="Calibri" fo:font-size="11pt"/>
    </style:style>
    <style:style style:name="ce18" style:family="table-cell" style:parent-style-name="Default">
      <style:table-cell-properties fo:border-bottom="0.7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 fo:font-weight="bold" style:font-weight-asian="bold" style:font-weight-complex="bold"/>
    </style:style>
    <style:style style:name="ce19" style:family="table-cell" style:parent-style-name="Default">
      <style:table-cell-properties fo:border-bottom="2.2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21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2" style:family="table-cell" style:parent-style-name="Default">
      <style:table-cell-properties fo:border-bottom="2.24pt solid #000000" fo:border-left="0.7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lign="none" fo:border-top="2.24pt solid #000000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25" style:family="table-cell" style:parent-style-name="Default" style:data-style-name="N2">
      <style:table-cell-properties fo:border-bottom="2.24pt solid #000000" fo:background-color="#fff5ce" fo:border-left="0.7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26" style:family="table-cell" style:parent-style-name="Default" style:data-style-name="N2">
      <style:table-cell-properties fo:border="0.74pt solid #000000"/>
    </style:style>
    <style:style style:name="ce27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lt;18.5" style:apply-style-name="Bad" style:base-cell-address="data.E2"/>
    </style:style>
    <style:style style:name="ce28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</style:style>
    <style:style style:name="ce29" style:family="table-cell" style:parent-style-name="Default" style:data-style-name="N127">
      <style:table-cell-properties fo:border-bottom="2.24pt solid #000000" fo:border-left="0.74pt solid #000000" fo:border-right="0.74pt solid #000000" style:rotation-align="none" fo:border-top="0.74pt solid #000000" style:vertical-align="bottom"/>
      <style:text-properties fo:color="#000000" style:font-name="Calibri" fo:font-size="11pt"/>
      <style:map style:condition="cell-content()&lt;18.5" style:apply-style-name="Bad" style:base-cell-address="data.E2"/>
    </style:style>
    <style:style style:name="ce30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gt;25" style:apply-style-name="Accent_20_1" style:base-cell-address="data.E2"/>
    </style:style>
    <style:style style:name="ce31" style:family="table-cell" style:parent-style-name="Default" style:data-style-name="N127">
      <style:table-cell-properties fo:border-bottom="2.24pt solid #000000" fo:background-color="#fff5ce" fo:border-left="0.74pt solid #000000" fo:border-right="0.74pt solid #000000" style:rotation-align="none" fo:border-top="0.74pt solid #000000" style:vertical-align="bottom"/>
      <style:text-properties fo:color="#000000" style:font-name="Calibri" fo:font-size="11pt"/>
      <style:map style:condition="cell-content()&gt;25" style:apply-style-name="Accent_20_1" style:base-cell-address="data.E2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lign="none" fo:border-top="2.24pt solid #000000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0.7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4" style:family="table-cell" style:parent-style-name="Default" style:data-style-name="N2">
      <style:table-cell-properties fo:border-bottom="0.74pt solid #000000" fo:border-left="0.74pt solid #000000" fo:border-right="2.24pt solid #000000" fo:border-top="0.74pt solid #000000"/>
    </style:style>
    <style:style style:name="ce35" style:family="table-cell" style:parent-style-name="Default" style:data-style-name="N2">
      <style:table-cell-properties fo:border-bottom="2.2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6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0.7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8" style:family="table-cell" style:parent-style-name="Default">
      <style:table-cell-properties fo:border-bottom="0.7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9" style:family="table-cell" style:parent-style-name="Default">
      <style:table-cell-properties fo:border-bottom="2.2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5"/>
        <table:table-column table:style-name="co1" table:default-cell-style-name="ce21"/>
        <table:table-column table:style-name="co2" table:default-cell-style-name="ce21"/>
        <table:table-column table:style-name="co3" table:default-cell-style-name="ce27"/>
        <table:table-column table:style-name="co4" table:default-cell-style-name="ce30"/>
        <table:table-column table:style-name="co5" table:default-cell-style-name="ce38"/>
        <table:table-row table:style-name="ro1">
          <table:table-cell table:style-name="ce4" office:value-type="string" calcext:value-type="string">
            <text:p>Pacient</text:p>
          </table:table-cell>
          <table:table-cell table:style-name="ce20" office:value-type="string" calcext:value-type="string">
            <text:p>Pohlaví</text:p>
          </table:table-cell>
          <table:table-cell table:style-name="ce20" office:value-type="string" calcext:value-type="string">
            <text:p>Výška (cm)</text:p>
          </table:table-cell>
          <table:table-cell table:style-name="ce20" office:value-type="string" calcext:value-type="string">
            <text:p>Váha (kg)</text:p>
          </table:table-cell>
          <table:table-cell table:style-name="ce20" office:value-type="string" calcext:value-type="string">
            <text:p>BMI</text:p>
          </table:table-cell>
          <table:table-cell table:style-name="ce36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37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28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table:style-name="ce16" office:value-type="float" office:value="22" calcext:value-type="float">
            <text:p>22</text:p>
          </table:table-cell>
          <table:table-cell table:style-name="ce22" office:value-type="string" calcext:value-type="string">
            <text:p>žena</text:p>
          </table:table-cell>
          <table:table-cell table:style-name="ce22" office:value-type="float" office:value="174.5" calcext:value-type="float">
            <text:p>174,5</text:p>
          </table:table-cell>
          <table:table-cell table:style-name="ce29" office:value-type="float" office:value="126.9" calcext:value-type="float">
            <text:p>126,9</text:p>
          </table:table-cell>
          <table:table-cell table:style-name="ce31" table:formula="of:=[.D23]/([.C23]/100)^2" office:value-type="float" office:value="41.6745346918334" calcext:value-type="float">
            <text:p>41,7</text:p>
          </table:table-cell>
          <table:table-cell table:style-name="ce39"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17"/>
          <table:table-cell table:style-name="ce23" office:value-type="string" calcext:value-type="string">
            <text:p>Minimum</text:p>
          </table:table-cell>
          <table:table-cell table:style-name="ce23" office:value-type="string" calcext:value-type="string">
            <text:p>Maximum</text:p>
          </table:table-cell>
          <table:table-cell table:style-name="ce23" office:value-type="string" calcext:value-type="string">
            <text:p>Průměr</text:p>
          </table:table-cell>
          <table:table-cell table:style-name="ce32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18" office:value-type="string" calcext:value-type="string">
            <text:p>Výška</text:p>
          </table:table-cell>
          <table:table-cell table:style-name="ce24" table:formula="of:=MIN([.C2:.C23])" office:value-type="float" office:value="158.1" calcext:value-type="float">
            <text:p>158,10</text:p>
          </table:table-cell>
          <table:table-cell table:style-name="ce24" table:formula="of:=MAX([.C2:.C23])" office:value-type="float" office:value="189.6" calcext:value-type="float">
            <text:p>189,60</text:p>
          </table:table-cell>
          <table:table-cell table:style-name="ce24" table:formula="of:=AVERAGE([.C2:.C23])" office:value-type="float" office:value="171.554545454545" calcext:value-type="float">
            <text:p>171,55</text:p>
          </table:table-cell>
          <table:table-cell table:style-name="ce33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18" office:value-type="string" calcext:value-type="string">
            <text:p>Váha</text:p>
          </table:table-cell>
          <table:table-cell table:style-name="ce24" table:formula="of:=MIN([.D2:.D23])" office:value-type="float" office:value="55.1" calcext:value-type="float">
            <text:p>55,10</text:p>
          </table:table-cell>
          <table:table-cell table:style-name="ce26" table:formula="of:=MAX([.D2:.D23])" office:value-type="float" office:value="126.9" calcext:value-type="float">
            <text:p>126,90</text:p>
          </table:table-cell>
          <table:table-cell table:style-name="ce24" table:formula="of:=AVERAGE([.D2:.D23])" office:value-type="float" office:value="91.9545454545455" calcext:value-type="float">
            <text:p>91,95</text:p>
          </table:table-cell>
          <table:table-cell table:style-name="ce34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19" office:value-type="string" calcext:value-type="string">
            <text:p>BMI</text:p>
          </table:table-cell>
          <table:table-cell table:style-name="ce25" table:formula="of:=MIN([.E2:.E23])" office:value-type="float" office:value="18.9986307883328" calcext:value-type="float">
            <text:p>19,00</text:p>
          </table:table-cell>
          <table:table-cell table:style-name="ce25" table:formula="of:=MAX([.E2:.E23])" office:value-type="float" office:value="45.0678669054576" calcext:value-type="float">
            <text:p>45,07</text:p>
          </table:table-cell>
          <table:table-cell table:style-name="ce25" table:formula="of:=AVERAGE([.E2:.E23])" office:value-type="float" office:value="31.406253362372" calcext:value-type="float">
            <text:p>31,41</text:p>
          </table:table-cell>
          <table:table-cell table:style-name="ce35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gt;25" calcext:base-cell-address="data.E2"/>
          </calcext:conditional-format>
          <calcext:conditional-format calcext:target-range-address="data.E2:data.E23">
            <calcext:condition calcext:apply-style-name="Bad" calcext:value="&lt;18.5" calcext:base-cell-address="data.E2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.00.0000</text:date>, <text:time style:data-style-name="N2" text:time-value="11:07:16.27452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08T15:26:54.108864000</dc:date>
    <dc:title>Untitled Spreadsheet</dc:title>
    <dc:description/>
    <dc:subject/>
    <meta:keyword/>
    <meta:editing-duration>P4DT9H15M52S</meta:editing-duration>
    <meta:editing-cycles>130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